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6ccda" officeooo:paragraph-rsid="0006ccda"/>
    </style:style>
    <style:style style:name="P2" style:family="paragraph" style:parent-style-name="Standard">
      <style:text-properties fo:font-size="16pt" fo:language="fr" fo:country="FR" officeooo:rsid="0005607e" officeooo:paragraph-rsid="00099f1f" style:font-size-asian="16pt" style:font-size-complex="16pt"/>
    </style:style>
    <style:style style:name="P3" style:family="paragraph" style:parent-style-name="Standard">
      <style:text-properties fo:font-size="16pt" fo:language="fr" fo:country="FR" officeooo:rsid="0005607e" officeooo:paragraph-rsid="000d6524" style:font-size-asian="16pt" style:font-size-complex="16pt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>
      <style:text-properties fo:font-size="16pt" officeooo:paragraph-rsid="000d6524" style:font-size-asian="16pt" style:font-size-complex="16pt"/>
    </style:style>
    <style:style style:name="P6" style:family="paragraph" style:parent-style-name="Text_20_body">
      <style:text-properties fo:font-size="16pt" officeooo:rsid="0006ccda" officeooo:paragraph-rsid="00099f1f" style:font-size-asian="16pt" style:font-size-complex="16pt"/>
    </style:style>
    <style:style style:name="P7" style:family="paragraph" style:parent-style-name="Text_20_body">
      <style:text-properties fo:font-size="16pt" officeooo:rsid="00099f1f" officeooo:paragraph-rsid="00099f1f" style:font-size-asian="16pt" style:font-size-complex="16pt"/>
    </style:style>
    <style:style style:name="P8" style:family="paragraph" style:parent-style-name="Standard">
      <style:text-properties fo:font-size="16pt" fo:language="fr" fo:country="FR" officeooo:rsid="0005607e" officeooo:paragraph-rsid="00099f1f" style:font-size-asian="16pt" style:font-size-complex="16pt"/>
    </style:style>
    <style:style style:name="P9" style:family="paragraph" style:parent-style-name="Standard">
      <style:text-properties fo:font-size="16pt" fo:language="fr" fo:country="FR" officeooo:rsid="0005607e" officeooo:paragraph-rsid="000d6524" style:font-size-asian="16pt" style:font-size-complex="16pt"/>
    </style:style>
    <style:style style:name="P10" style:family="paragraph" style:parent-style-name="Text_20_body">
      <style:text-properties fo:font-size="16pt" officeooo:rsid="0006ccda" officeooo:paragraph-rsid="00099f1f" style:font-size-asian="16pt" style:font-size-complex="16pt"/>
    </style:style>
    <style:style style:name="P11" style:family="paragraph" style:parent-style-name="Text_20_body">
      <style:text-properties fo:font-size="16pt" officeooo:rsid="00099f1f" officeooo:paragraph-rsid="00099f1f" style:font-size-asian="16pt" style:font-size-complex="16pt"/>
    </style:style>
    <style:style style:name="T1" style:family="text">
      <style:text-properties officeooo:rsid="0006ccda"/>
    </style:style>
    <style:style style:name="T2" style:family="text">
      <style:text-properties officeooo:rsid="00086da6"/>
    </style:style>
    <style:style style:name="T3" style:family="text">
      <style:text-properties officeooo:rsid="00099f1f"/>
    </style:style>
    <style:style style:name="T4" style:family="text">
      <style:text-properties officeooo:rsid="000d65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 bataille de Verdun</text:p>
      <text:p text:style-name="P4"/>
      <text:p text:style-name="P5"><text:span text:style-name="T1">La batai</text:span><text:span text:style-name="T2">l</text:span><text:span text:style-name="T1">le de Verdun est une des batailles les plus sanglantes de la première guerre mondiale.</text:span><text:span text:style-name="T2">Opposant l’armée française et allemande </text:span><text:span text:style-name="T1">elle </text:span><text:span text:style-name="T2">s</text:span><text:span text:style-name="T1">’est déroulée du 21 fé</text:span><text:span text:style-name="T2">v</text:span><text:span text:style-name="T1">rier au 18 décembre 1916 </text:span><text:span text:style-name="T2">(soit 10 mois)</text:span><text:span text:style-name="T1"> dans la région de Verdun en Lorraine. </text:span><text:span text:style-name="T2">C’est la plus longue bataille du conflit et elle fut si dévastatrice et inhumaine qu’elle est considérée comme la mère des bataille</text:span><text:span text:style-name="T3">s mais aussi comme le symbole de l’inutilité de la guerre puisque son impact a été parfaitement nul dans le conflit sur le plan militaire. En effet il y a eu autant de pertes dans les deux camps pour une avancée sur le front de quelques kilomètres seulement.</text:span></text:p>
      <text:h text:style-name="Heading_20_2" text:outline-level="2">Quelques chiffres :</text:h>
      <text:p text:style-name="P6">-1,1 million de soldats français m<text:span text:style-name="T3">obilisés </text:span>contre 1,2 million côté allemand</text:p>
      <text:p text:style-name="P6"/>
      <text:p text:style-name="P7">-80 % des pertes étaient causées par l’artillerie </text:p>
      <text:p text:style-name="P7"/>
      <text:p text:style-name="P2"><text:span text:style-name="T1">-50 millions d’obus tiré</text:span><text:span text:style-name="T3">s </text:span><text:span text:style-name="T1">en 10 mois </text:span><text:span text:style-name="T3">ce qui fait environ </text:span><text:span text:style-name="T1">2 obus par seconde </text:span><text:span text:style-name="T2">avec un pic à 12 obus par secondes pendants quelques jours </text:span><text:span text:style-name="T3">du coté Allemand.</text:span></text:p>
      <text:p text:style-name="P2"/>
      <text:p text:style-name="P2">- <text:span text:style-name="T3">La bataille </text:span><text:span text:style-name="T1">total</text:span><text:span text:style-name="T3">ise</text:span><text:span text:style-name="T1"> 700 000 morts et </text:span><text:span text:style-name="T3">blessé au total avec 360 000 côté français et 330 000 côté Allemand.</text:span></text:p>
      <text:p text:style-name="P2"/>
      <text:p text:style-name="P3"><text:span text:style-name="T1">-1 quart des munitions n’ont pas explosé </text:span><text:span text:style-name="T3">ce qui fait de Verdun un véritable champs de mine encore à l’heure actuelle.</text:span></text:p>
      <text:p text:style-name="P3"/>
      <text:p text:style-name="P3">-<text:span text:style-name="T4">le bombardement fut si intense que le terrain est encore défiguré par les trou d’obus plus <text:s/>d’un siècle après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11T12:53:00.150000000</meta:creation-date>
    <meta:generator>LibreOffice/7.2.4.1$Windows_X86_64 LibreOffice_project/27d75539669ac387bb498e35313b970b7fe9c4f9</meta:generator>
    <dc:date>2024-05-11T17:09:18.551000000</dc:date>
    <meta:editing-duration>PT3H21M52S</meta:editing-duration>
    <meta:editing-cycles>3</meta:editing-cycles>
    <meta:document-statistic meta:table-count="0" meta:image-count="0" meta:object-count="0" meta:page-count="1" meta:paragraph-count="9" meta:word-count="225" meta:character-count="1284" meta:non-whitespace-character-count="1066"/>
  </office:meta>
</office:document-meta>
</file>